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weight="bold" style:font-weight-asian="bold" style:font-weight-complex="bold" style:font-style-complex="italic"/>
    </style:style>
    <style:style style:name="P2" style:parent-style-name="Standaard" style:family="paragraph">
      <style:text-properties style:font-style-complex="italic"/>
    </style:style>
    <style:style style:name="P3" style:parent-style-name="Standaard" style:family="paragraph">
      <style:text-properties style:font-style-complex="italic"/>
    </style:style>
    <style:style style:name="P4" style:parent-style-name="Standaard" style:family="paragraph">
      <style:text-properties style:font-style-complex="italic"/>
    </style:style>
    <style:style style:name="P5" style:parent-style-name="Standaard" style:family="paragraph">
      <style:text-properties style:font-style-complex="italic"/>
    </style:style>
    <style:style style:name="T6" style:parent-style-name="Standaardalinea-lettertype" style:family="text">
      <style:text-properties style:font-style-complex="italic"/>
    </style:style>
  </office:automatic-styles>
  <office:body>
    <office:text text:use-soft-page-breaks="true">
      <text:p text:style-name="P1">Opdracht:<text:s/>Storingsapp Visie Groep</text:p>
      <text:p text:style-name="P2"/>
      <text:p text:style-name="P3">Voor VisieGroep is een Storings App nodig welke later kan worden geïmplementeerd in het Intranet Systeem. D.m.v. De storingsapp willen we makkelijker kunnen aangeven bij de Systeembeheer Afdeling wat er defect is of vervangen moet worden. Voor de veiligheid is gekozen dat een gebruiker altijd moet inloggen. Er is gekozen om de App in C# te schrijven i.c.m. een MYSQL database.</text:p>
      <text:p text:style-name="P4">Bij VisieGroep hebben wij meerdere gebouwen met verschillende soorten ruimtes waarin apparatuur staat zoals computers, tv’s, beeldschermen, switches etc. Elk gebouw en ruimte moet uniek kunnen worden geïdentificeerd d.m.v. codes zoals bijv. : 'G1-R1-A5-1' voor “Gebouw 1, Ruimte 1, Apparaat 5, Onderdeel 1 (bijv. de computer zelf). Dit zou vermoedelijk goed met QR codes samenwerken, ook voor de gebruiksvriendelijkheid.<text:s/></text:p>
      <text:p text:style-name="P5">Gebruikers moeten een melding kunnen maken van een storing. Daarvoor moeten ze dus het specifieke apparaat selecteren in de app, waarna ze details zoals prioriteit, probleem omschrijving / toelichting over de storing kunnen toevoegen. Administrators moeten meldingen sorteerbaar kunnen inzien, notities toevoegen en wijzigen, meldingen afvinken en gebruikers toevoegen en gebruikers 'disablen' zodat de toegang ontzegd kan worden (niet verwijderen dus i.v.m. historische data).</text:p>
      <text:p text:style-name="Standaard"><text:span text:style-name="T6">Om dit alles werkend te krijgen moeten de verschillende apparaten ook geïndexeerd worden voor alle ruimtes. Ook moet de code gedocumenteerd worden als een handleiding geschreven worden m.b.t. hoe de app gebruikt moet worden. De handleiding mag niet langer zijn dan 2 pagin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paragraph-properties fo:margin-bottom="0in" fo:line-height="115%"/>
      <style:text-properties style:letter-kerning="fals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 De Haan</meta:initial-creator>
    <dc:creator>Tom De Haan</dc:creator>
    <meta:creation-date>2023-09-20T11:30:00Z</meta:creation-date>
    <dc:date>2023-09-20T11:30:00Z</dc:date>
    <meta:template xlink:href="Normal.dotm" xlink:type="simple"/>
    <meta:editing-cycles>2</meta:editing-cycles>
    <meta:editing-duration>PT60S</meta:editing-duration>
    <meta:user-defined meta:name="ContentTypeId">0x010100D2B6F72B715D0D459454BE2F9519B3C5</meta:user-defined>
    <meta:document-statistic meta:page-count="1" meta:paragraph-count="3" meta:word-count="244" meta:character-count="1588" meta:row-count="11" meta:non-whitespace-character-count="1347"/>
  </office:meta>
</office:document-meta>
</file>